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maml_loss_list_iter_horizon_1_battery" table:style-name="ta1">
        <table:shapes>
          <draw:frame draw:z-index="0" draw:style-name="gr1" draw:text-style-name="P1" svg:width="6.2988in" svg:height="3.5429in" svg:x="0.9291in" svg:y="0in">
            <draw:object draw:notify-on-update-of-ranges="nomaml_loss_list_iter_horizon_1_battery.B1:nomaml_loss_list_iter_horizon_1_battery.B1 nomaml_loss_list_iter_horizon_1_battery.B2:nomaml_loss_list_iter_horizon_1_battery.B10 nomaml_loss_list_iter_horizon_1_battery.C1:nomaml_loss_list_iter_horizon_1_battery.C1 nomaml_loss_list_iter_horizon_1_battery.C2:nomaml_loss_list_iter_horizon_1_battery.C10 nomaml_loss_list_iter_horizon_1_battery.D1:nomaml_loss_list_iter_horizon_1_battery.D1 nomaml_loss_list_iter_horizon_1_battery.D2:nomaml_loss_list_iter_horizon_1_battery.D10 nomaml_loss_list_iter_horizon_1_battery.E1:nomaml_loss_list_iter_horizon_1_battery.E1 nomaml_loss_list_iter_horizon_1_battery.E2:nomaml_loss_list_iter_horizon_1_battery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3787in" svg:y="3.6031in">
            <draw:object draw:notify-on-update-of-ranges="nomaml_loss_list_iter_horizon_1_battery.F1:nomaml_loss_list_iter_horizon_1_battery.F1 nomaml_loss_list_iter_horizon_1_battery.F2:nomaml_loss_list_iter_horizon_1_battery.F12 nomaml_loss_list_iter_horizon_1_battery.G1:nomaml_loss_list_iter_horizon_1_battery.G1 nomaml_loss_list_iter_horizon_1_battery.G2:nomaml_loss_list_iter_horizon_1_battery.G12 nomaml_loss_list_iter_horizon_1_battery.H1:nomaml_loss_list_iter_horizon_1_battery.H1 nomaml_loss_list_iter_horizon_1_battery.H2:nomaml_loss_list_iter_horizon_1_battery.H12 nomaml_loss_list_iter_horizon_1_battery.L1:nomaml_loss_list_iter_horizon_1_battery.L1 nomaml_loss_list_iter_horizon_1_battery.L2:nomaml_loss_list_iter_horizon_1_battery.L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9598in" svg:y="3.0953in">
            <draw:object draw:notify-on-update-of-ranges="nomaml_loss_list_iter_horizon_1_battery.I1:nomaml_loss_list_iter_horizon_1_battery.I1 nomaml_loss_list_iter_horizon_1_battery.I2:nomaml_loss_list_iter_horizon_1_battery.I12 nomaml_loss_list_iter_horizon_1_battery.J1:nomaml_loss_list_iter_horizon_1_battery.J1 nomaml_loss_list_iter_horizon_1_battery.J2:nomaml_loss_list_iter_horizon_1_battery.J12 nomaml_loss_list_iter_horizon_1_battery.K1:nomaml_loss_list_iter_horizon_1_battery.K1 nomaml_loss_list_iter_horizon_1_battery.K2:nomaml_loss_list_iter_horizon_1_battery.K12 nomaml_loss_list_iter_horizon_1_battery.M1:nomaml_loss_list_iter_horizon_1_battery.M1 nomaml_loss_list_iter_horizon_1_battery.M2:nomaml_loss_list_iter_horizon_1_battery.M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04in" svg:height="3.5386in" svg:x="6.9047in" svg:y="0.965in">
            <draw:object draw:notify-on-update-of-ranges="nomaml_loss_list_iter_horizon_1_battery.M1:nomaml_loss_list_iter_horizon_1_battery.M1 nomaml_loss_list_iter_horizon_1_battery.M2:nomaml_loss_list_iter_horizon_1_battery.M12 nomaml_loss_list_iter_horizon_1_battery.N1:nomaml_loss_list_iter_horizon_1_battery.N1 nomaml_loss_list_iter_horizon_1_battery.N2:nomaml_loss_list_iter_horizon_1_battery.N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OMAML-HOR-1</text:p>
          </table:table-cell>
          <table:table-cell office:value-type="string" calcext:value-type="string">
            <text:p>MAML-HOR1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Train-MAML-H10</text:p>
          </table:table-cell>
          <table:table-cell office:value-type="string" calcext:value-type="string">
            <text:p>Test-MAML-H10</text:p>
          </table:table-cell>
          <table:table-cell office:value-type="string" calcext:value-type="string">
            <text:p>Validation-MAML-H10</text:p>
          </table:table-cell>
          <table:table-cell office:value-type="string" calcext:value-type="string">
            <text:p>Train-MAML-H1</text:p>
          </table:table-cell>
          <table:table-cell office:value-type="string" calcext:value-type="string">
            <text:p>Test-MAML-H1</text:p>
          </table:table-cell>
          <table:table-cell office:value-type="string" calcext:value-type="string">
            <text:p>Validation-MAML-H1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NOMAML-HOR1</text:p>
          </table:table-cell>
          <table:table-cell office:value-type="string" calcext:value-type="string">
            <text:p>Test-MAML-H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80743717782224" calcext:value-type="float">
            <text:p>0.001807437177822</text:p>
          </table:table-cell>
          <table:table-cell office:value-type="float" office:value="0.00352669786661863" calcext:value-type="float">
            <text:p>0.003526697866619</text:p>
          </table:table-cell>
          <table:table-cell office:value-type="float" office:value="0.00130591996121245" calcext:value-type="float">
            <text:p>0.001305919961212</text:p>
          </table:table-cell>
          <table:table-cell office:value-type="float" office:value="0.00280442438088357" calcext:value-type="float">
            <text:p>0.002804424380884</text:p>
          </table:table-cell>
          <table:table-cell office:value-type="float" office:value="0.00289320107549429" calcext:value-type="float">
            <text:p>0.002893201075494</text:p>
          </table:table-cell>
          <table:table-cell office:value-type="float" office:value="0.0019294653320685" calcext:value-type="float">
            <text:p>0.001929465332069</text:p>
          </table:table-cell>
          <table:table-cell office:value-type="float" office:value="0.00217919307760894" calcext:value-type="float">
            <text:p>0.002179193077609</text:p>
          </table:table-cell>
          <table:table-cell office:value-type="float" office:value="0.00318006426095962" calcext:value-type="float">
            <text:p>0.00318006426096</text:p>
          </table:table-cell>
          <table:table-cell office:value-type="float" office:value="0.00270957057364285" calcext:value-type="float">
            <text:p>0.002709570573643</text:p>
          </table:table-cell>
          <table:table-cell office:value-type="float" office:value="0.00184594199527055" calcext:value-type="float">
            <text:p>0.001845941995271</text:p>
          </table:table-cell>
          <table:table-cell table:style-name="ce1" office:value-type="float" office:value="0.00216996" calcext:value-type="float">
            <text:p>0.00216996</text:p>
          </table:table-cell>
          <table:table-cell table:style-name="ce1" office:value-type="float" office:value="0.00275099" calcext:value-type="float">
            <text:p>0.00275099</text:p>
          </table:table-cell>
          <table:table-cell office:value-type="float" office:value="0.00270957057364285" calcext:value-type="float">
            <text:p>0.002709570573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65634673010341" calcext:value-type="float">
            <text:p>0.001656346730103</text:p>
          </table:table-cell>
          <table:table-cell office:value-type="float" office:value="0.0030781184323132" calcext:value-type="float">
            <text:p>0.003078118432313</text:p>
          </table:table-cell>
          <table:table-cell office:value-type="float" office:value="0.00141461564449623" calcext:value-type="float">
            <text:p>0.001414615644496</text:p>
          </table:table-cell>
          <table:table-cell office:value-type="float" office:value="0.00238614296540618" calcext:value-type="float">
            <text:p>0.002386142965406</text:p>
          </table:table-cell>
          <table:table-cell office:value-type="float" office:value="0.00254535581916571" calcext:value-type="float">
            <text:p>0.002545355819166</text:p>
          </table:table-cell>
          <table:table-cell office:value-type="float" office:value="0.00162890483625233" calcext:value-type="float">
            <text:p>0.001628904836252</text:p>
          </table:table-cell>
          <table:table-cell office:value-type="float" office:value="0.00189659639727324" calcext:value-type="float">
            <text:p>0.001896596397273</text:p>
          </table:table-cell>
          <table:table-cell office:value-type="float" office:value="0.00281286076642573" calcext:value-type="float">
            <text:p>0.002812860766426</text:p>
          </table:table-cell>
          <table:table-cell office:value-type="float" office:value="0.00236547901295126" calcext:value-type="float">
            <text:p>0.002365479012951</text:p>
          </table:table-cell>
          <table:table-cell office:value-type="float" office:value="0.00154923857189715" calcext:value-type="float">
            <text:p>0.001549238571897</text:p>
          </table:table-cell>
          <table:table-cell office:value-type="float" office:value="0.00192714593798341" calcext:value-type="float">
            <text:p>0.001927145937983</text:p>
          </table:table-cell>
          <table:table-cell office:value-type="float" office:value="0.00263353296635084" calcext:value-type="float">
            <text:p>0.002633532966351</text:p>
          </table:table-cell>
          <table:table-cell office:value-type="float" office:value="0.00236547901295126" calcext:value-type="float">
            <text:p>0.002365479012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6785055171766" calcext:value-type="float">
            <text:p>0.001467850551718</text:p>
          </table:table-cell>
          <table:table-cell office:value-type="float" office:value="0.0026828427799046" calcext:value-type="float">
            <text:p>0.002682842779905</text:p>
          </table:table-cell>
          <table:table-cell office:value-type="float" office:value="0.00124712689501664" calcext:value-type="float">
            <text:p>0.001247126895017</text:p>
          </table:table-cell>
          <table:table-cell office:value-type="float" office:value="0.00205184449441731" calcext:value-type="float">
            <text:p>0.002051844494417</text:p>
          </table:table-cell>
          <table:table-cell office:value-type="float" office:value="0.00223181745968759" calcext:value-type="float">
            <text:p>0.002231817459688</text:p>
          </table:table-cell>
          <table:table-cell office:value-type="float" office:value="0.00141354696825147" calcext:value-type="float">
            <text:p>0.001413546968251</text:p>
          </table:table-cell>
          <table:table-cell office:value-type="float" office:value="0.00167265965137631" calcext:value-type="float">
            <text:p>0.001672659651376</text:p>
          </table:table-cell>
          <table:table-cell office:value-type="float" office:value="0.00248800427652895" calcext:value-type="float">
            <text:p>0.002488004276529</text:p>
          </table:table-cell>
          <table:table-cell office:value-type="float" office:value="0.00209449580870569" calcext:value-type="float">
            <text:p>0.002094495808706</text:p>
          </table:table-cell>
          <table:table-cell office:value-type="float" office:value="0.00129944738000631" calcext:value-type="float">
            <text:p>0.001299447380006</text:p>
          </table:table-cell>
          <table:table-cell office:value-type="float" office:value="0.00176580900950555" calcext:value-type="float">
            <text:p>0.001765809009506</text:p>
          </table:table-cell>
          <table:table-cell office:value-type="float" office:value="0.00251647209717132" calcext:value-type="float">
            <text:p>0.002516472097171</text:p>
          </table:table-cell>
          <table:table-cell office:value-type="float" office:value="0.00209449580870569" calcext:value-type="float">
            <text:p>0.002094495808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9013469786933" calcext:value-type="float">
            <text:p>0.001490134697869</text:p>
          </table:table-cell>
          <table:table-cell office:value-type="float" office:value="0.00238210684619844" calcext:value-type="float">
            <text:p>0.002382106846198</text:p>
          </table:table-cell>
          <table:table-cell office:value-type="float" office:value="0.00140398811763202" calcext:value-type="float">
            <text:p>0.001403988117632</text:p>
          </table:table-cell>
          <table:table-cell office:value-type="float" office:value="0.00179045577533543" calcext:value-type="float">
            <text:p>0.001790455775335</text:p>
          </table:table-cell>
          <table:table-cell office:value-type="float" office:value="0.00197501503862441" calcext:value-type="float">
            <text:p>0.001975015038624</text:p>
          </table:table-cell>
          <table:table-cell office:value-type="float" office:value="0.0012558433227241" calcext:value-type="float">
            <text:p>0.001255843322724</text:p>
          </table:table-cell>
          <table:table-cell office:value-type="float" office:value="0.00151076959446073" calcext:value-type="float">
            <text:p>0.001510769594461</text:p>
          </table:table-cell>
          <table:table-cell office:value-type="float" office:value="0.00223011756315827" calcext:value-type="float">
            <text:p>0.002230117563158</text:p>
          </table:table-cell>
          <table:table-cell office:value-type="float" office:value="0.00189010158646852" calcext:value-type="float">
            <text:p>0.001890101586469</text:p>
          </table:table-cell>
          <table:table-cell office:value-type="float" office:value="0.00113202619832009" calcext:value-type="float">
            <text:p>0.00113202619832</text:p>
          </table:table-cell>
          <table:table-cell office:value-type="float" office:value="0.00162654106679838" calcext:value-type="float">
            <text:p>0.001626541066798</text:p>
          </table:table-cell>
          <table:table-cell office:value-type="float" office:value="0.00235164910494253" calcext:value-type="float">
            <text:p>0.002351649104943</text:p>
          </table:table-cell>
          <table:table-cell office:value-type="float" office:value="0.00189010158646852" calcext:value-type="float">
            <text:p>0.001890101586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39491913589653" calcext:value-type="float">
            <text:p>0.001394919135897</text:p>
          </table:table-cell>
          <table:table-cell office:value-type="float" office:value="0.00212680222466588" calcext:value-type="float">
            <text:p>0.002126802224666</text:p>
          </table:table-cell>
          <table:table-cell office:value-type="float" office:value="0.00127465124135965" calcext:value-type="float">
            <text:p>0.00127465124136</text:p>
          </table:table-cell>
          <table:table-cell office:value-type="float" office:value="0.00159948947839439" calcext:value-type="float">
            <text:p>0.001599489478394</text:p>
          </table:table-cell>
          <table:table-cell office:value-type="float" office:value="0.00176136253867298" calcext:value-type="float">
            <text:p>0.001761362538673</text:p>
          </table:table-cell>
          <table:table-cell office:value-type="float" office:value="0.00114980770740658" calcext:value-type="float">
            <text:p>0.001149807707407</text:p>
          </table:table-cell>
          <table:table-cell office:value-type="float" office:value="0.00142823217902333" calcext:value-type="float">
            <text:p>0.001428232179023</text:p>
          </table:table-cell>
          <table:table-cell office:value-type="float" office:value="0.00200845394283533" calcext:value-type="float">
            <text:p>0.002008453942835</text:p>
          </table:table-cell>
          <table:table-cell office:value-type="float" office:value="0.00175175408367068" calcext:value-type="float">
            <text:p>0.001751754083671</text:p>
          </table:table-cell>
          <table:table-cell office:value-type="float" office:value="0.00103703700006008" calcext:value-type="float">
            <text:p>0.00103703700006</text:p>
          </table:table-cell>
          <table:table-cell office:value-type="float" office:value="0.00150554111972637" calcext:value-type="float">
            <text:p>0.001505541119726</text:p>
          </table:table-cell>
          <table:table-cell office:value-type="float" office:value="0.00219940503064422" calcext:value-type="float">
            <text:p>0.002199405030644</text:p>
          </table:table-cell>
          <table:table-cell office:value-type="float" office:value="0.00175175408367068" calcext:value-type="float">
            <text:p>0.001751754083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7877423874082" calcext:value-type="float">
            <text:p>0.001378774238741</text:p>
          </table:table-cell>
          <table:table-cell office:value-type="float" office:value="0.00196673395112157" calcext:value-type="float">
            <text:p>0.001966733951122</text:p>
          </table:table-cell>
          <table:table-cell office:value-type="float" office:value="0.00145032835156444" calcext:value-type="float">
            <text:p>0.001450328351564</text:p>
          </table:table-cell>
          <table:table-cell office:value-type="float" office:value="0.0015049057547003" calcext:value-type="float">
            <text:p>0.0015049057547</text:p>
          </table:table-cell>
          <table:table-cell office:value-type="float" office:value="0.00162065902259201" calcext:value-type="float">
            <text:p>0.001620659022592</text:p>
          </table:table-cell>
          <table:table-cell office:value-type="float" office:value="0.00107612402644008" calcext:value-type="float">
            <text:p>0.00107612402644</text:p>
          </table:table-cell>
          <table:table-cell office:value-type="float" office:value="0.001345299417153" calcext:value-type="float">
            <text:p>0.001345299417153</text:p>
          </table:table-cell>
          <table:table-cell office:value-type="float" office:value="0.00186883879359812" calcext:value-type="float">
            <text:p>0.001868838793598</text:p>
          </table:table-cell>
          <table:table-cell office:value-type="float" office:value="0.00164990883786231" calcext:value-type="float">
            <text:p>0.001649908837862</text:p>
          </table:table-cell>
          <table:table-cell office:value-type="float" office:value="0.000937645090743899" calcext:value-type="float">
            <text:p>0.000937645090744</text:p>
          </table:table-cell>
          <table:table-cell office:value-type="float" office:value="0.00140006172133577" calcext:value-type="float">
            <text:p>0.001400061721336</text:p>
          </table:table-cell>
          <table:table-cell office:value-type="float" office:value="0.00207977056285088" calcext:value-type="float">
            <text:p>0.002079770562851</text:p>
          </table:table-cell>
          <table:table-cell office:value-type="float" office:value="0.00164990883786231" calcext:value-type="float">
            <text:p>0.001649908837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35283637977338" calcext:value-type="float">
            <text:p>0.001352836379773</text:p>
          </table:table-cell>
          <table:table-cell office:value-type="float" office:value="0.00182117708027363" calcext:value-type="float">
            <text:p>0.001821177080274</text:p>
          </table:table-cell>
          <table:table-cell office:value-type="float" office:value="0.00127633607220598" calcext:value-type="float">
            <text:p>0.001276336072206</text:p>
          </table:table-cell>
          <table:table-cell office:value-type="float" office:value="0.00142257986590266" calcext:value-type="float">
            <text:p>0.001422579865903</text:p>
          </table:table-cell>
          <table:table-cell office:value-type="float" office:value="0.00147871975786984" calcext:value-type="float">
            <text:p>0.00147871975787</text:p>
          </table:table-cell>
          <table:table-cell office:value-type="float" office:value="0.00101487594656646" calcext:value-type="float">
            <text:p>0.001014875946566</text:p>
          </table:table-cell>
          <table:table-cell office:value-type="float" office:value="0.00132171250879765" calcext:value-type="float">
            <text:p>0.001321712508798</text:p>
          </table:table-cell>
          <table:table-cell office:value-type="float" office:value="0.00171443342696875" calcext:value-type="float">
            <text:p>0.001714433426969</text:p>
          </table:table-cell>
          <table:table-cell office:value-type="float" office:value="0.00156768050510436" calcext:value-type="float">
            <text:p>0.001567680505104</text:p>
          </table:table-cell>
          <table:table-cell office:value-type="float" office:value="0.000907913665287196" calcext:value-type="float">
            <text:p>0.000907913665287</text:p>
          </table:table-cell>
          <table:table-cell office:value-type="float" office:value="0.00131954933455377" calcext:value-type="float">
            <text:p>0.001319549334554</text:p>
          </table:table-cell>
          <table:table-cell office:value-type="float" office:value="0.00197084761027202" calcext:value-type="float">
            <text:p>0.001970847610272</text:p>
          </table:table-cell>
          <table:table-cell office:value-type="float" office:value="0.00156768050510436" calcext:value-type="float">
            <text:p>0.001567680505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41161467912057" calcext:value-type="float">
            <text:p>0.001411614679121</text:p>
          </table:table-cell>
          <table:table-cell office:value-type="float" office:value="0.0017311432166025" calcext:value-type="float">
            <text:p>0.001731143216603</text:p>
          </table:table-cell>
          <table:table-cell office:value-type="float" office:value="0.00140477225486006" calcext:value-type="float">
            <text:p>0.00140477225486</text:p>
          </table:table-cell>
          <table:table-cell office:value-type="float" office:value="0.00136475323233753" calcext:value-type="float">
            <text:p>0.001364753232338</text:p>
          </table:table-cell>
          <table:table-cell office:value-type="float" office:value="0.0013749347999692" calcext:value-type="float">
            <text:p>0.001374934799969</text:p>
          </table:table-cell>
          <table:table-cell office:value-type="float" office:value="0.00101070059463382" calcext:value-type="float">
            <text:p>0.001010700594634</text:p>
          </table:table-cell>
          <table:table-cell office:value-type="float" office:value="0.00127237418200821" calcext:value-type="float">
            <text:p>0.001272374182008</text:p>
          </table:table-cell>
          <table:table-cell office:value-type="float" office:value="0.00160346797201782" calcext:value-type="float">
            <text:p>0.001603467972018</text:p>
          </table:table-cell>
          <table:table-cell office:value-type="float" office:value="0.00152728625107557" calcext:value-type="float">
            <text:p>0.001527286251076</text:p>
          </table:table-cell>
          <table:table-cell office:value-type="float" office:value="0.000846242590341717" calcext:value-type="float">
            <text:p>0.000846242590342</text:p>
          </table:table-cell>
          <table:table-cell office:value-type="float" office:value="0.00125230748350039" calcext:value-type="float">
            <text:p>0.0012523074835</text:p>
          </table:table-cell>
          <table:table-cell office:value-type="float" office:value="0.00187880989222536" calcext:value-type="float">
            <text:p>0.001878809892225</text:p>
          </table:table-cell>
          <table:table-cell office:value-type="float" office:value="0.00152728625107557" calcext:value-type="float">
            <text:p>0.001527286251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9000760250115" calcext:value-type="float">
            <text:p>0.001390007602501</text:p>
          </table:table-cell>
          <table:table-cell office:value-type="float" office:value="0.001644556527026" calcext:value-type="float">
            <text:p>0.001644556527026</text:p>
          </table:table-cell>
          <table:table-cell office:value-type="float" office:value="0.00125517798888007" calcext:value-type="float">
            <text:p>0.00125517798888</text:p>
          </table:table-cell>
          <table:table-cell office:value-type="float" office:value="0.00133043189998716" calcext:value-type="float">
            <text:p>0.001330431899987</text:p>
          </table:table-cell>
          <table:table-cell office:value-type="float" office:value="0.00125482201110572" calcext:value-type="float">
            <text:p>0.001254822011106</text:p>
          </table:table-cell>
          <table:table-cell office:value-type="float" office:value="0.000985359656624496" calcext:value-type="float">
            <text:p>0.000985359656624</text:p>
          </table:table-cell>
          <table:table-cell office:value-type="float" office:value="0.00127085146959871" calcext:value-type="float">
            <text:p>0.001270851469599</text:p>
          </table:table-cell>
          <table:table-cell office:value-type="float" office:value="0.00146715622395277" calcext:value-type="float">
            <text:p>0.001467156223953</text:p>
          </table:table-cell>
          <table:table-cell office:value-type="float" office:value="0.0014824194367975" calcext:value-type="float">
            <text:p>0.001482419436798</text:p>
          </table:table-cell>
          <table:table-cell office:value-type="float" office:value="0.000845304573886097" calcext:value-type="float">
            <text:p>0.000845304573886</text:p>
          </table:table-cell>
          <table:table-cell office:value-type="float" office:value="0.00119843318161463" calcext:value-type="float">
            <text:p>0.001198433181615</text:p>
          </table:table-cell>
          <table:table-cell office:value-type="float" office:value="0.00179928513928055" calcext:value-type="float">
            <text:p>0.001799285139281</text:p>
          </table:table-cell>
          <table:table-cell office:value-type="float" office:value="0.0014824194367975" calcext:value-type="float">
            <text:p>0.001482419436798</text:p>
          </table:table-cell>
        </table:table-row>
        <table:table-row table:style-name="ro1">
          <table:table-cell table:number-columns-repeated="5"/>
          <table:table-cell office:value-type="float" office:value="0.00117492501158267" calcext:value-type="float">
            <text:p>0.001174925011583</text:p>
          </table:table-cell>
          <table:table-cell office:value-type="float" office:value="0.00098801136482507" calcext:value-type="float">
            <text:p>0.000988011364825</text:p>
          </table:table-cell>
          <table:table-cell office:value-type="float" office:value="0.00123316922690719" calcext:value-type="float">
            <text:p>0.001233169226907</text:p>
          </table:table-cell>
          <table:table-cell office:value-type="float" office:value="0.00136848841793835" calcext:value-type="float">
            <text:p>0.001368488417938</text:p>
          </table:table-cell>
          <table:table-cell office:value-type="float" office:value="0.00146279425825924" calcext:value-type="float">
            <text:p>0.001462794258259</text:p>
          </table:table-cell>
          <table:table-cell office:value-type="float" office:value="0.00080336257815361" calcext:value-type="float">
            <text:p>0.000803362578154</text:p>
          </table:table-cell>
          <table:table-cell office:value-type="float" office:value="0.00115242953092712" calcext:value-type="float">
            <text:p>0.001152429530927</text:p>
          </table:table-cell>
          <table:table-cell office:value-type="float" office:value="0.00172667036387044" calcext:value-type="float">
            <text:p>0.00172667036387</text:p>
          </table:table-cell>
          <table:table-cell office:value-type="float" office:value="0.00146279425825924" calcext:value-type="float">
            <text:p>0.001462794258259</text:p>
          </table:table-cell>
        </table:table-row>
        <table:table-row table:style-name="ro1">
          <table:table-cell table:number-columns-repeated="5"/>
          <table:table-cell office:value-type="float" office:value="0.00109776400495321" calcext:value-type="float">
            <text:p>0.001097764004953</text:p>
          </table:table-cell>
          <table:table-cell office:value-type="float" office:value="0.000970133987721056" calcext:value-type="float">
            <text:p>0.000970133987721</text:p>
          </table:table-cell>
          <table:table-cell office:value-type="float" office:value="0.00124859472271055" calcext:value-type="float">
            <text:p>0.001248594722711</text:p>
          </table:table-cell>
          <table:table-cell office:value-type="float" office:value="0.00126959895715117" calcext:value-type="float">
            <text:p>0.001269598957151</text:p>
          </table:table-cell>
          <table:table-cell office:value-type="float" office:value="0.00142930133733898" calcext:value-type="float">
            <text:p>0.001429301337339</text:p>
          </table:table-cell>
          <table:table-cell office:value-type="float" office:value="0.000822733738459647" calcext:value-type="float">
            <text:p>0.00082273373846</text:p>
          </table:table-cell>
          <table:table-cell office:value-type="float" office:value="0.00111719381021295" calcext:value-type="float">
            <text:p>0.001117193810213</text:p>
          </table:table-cell>
          <table:table-cell office:value-type="float" office:value="0.00166927765330376" calcext:value-type="float">
            <text:p>0.001669277653304</text:p>
          </table:table-cell>
          <table:table-cell office:value-type="float" office:value="0.00142930133733898" calcext:value-type="float">
            <text:p>0.001429301337339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5:41:32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6T22:10:01.505000000</dc:date>
    <meta:editing-duration>PT18H51M30S</meta:editing-duration>
    <meta:editing-cycles>5</meta:editing-cycles>
    <meta:generator>LibreOffice/6.4.3.2$Windows_X86_64 LibreOffice_project/747b5d0ebf89f41c860ec2a39efd7cb15b54f2d8</meta:generator>
    <meta:document-statistic meta:table-count="1" meta:cell-count="158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cm" svg:y="3.442cm" style:legend-expansion="high" chart:style-name="ch2"/>
        <chart:plot-area chart:style-name="ch3" table:cell-range-address="nomaml_loss_list_iter_horizon_1_battery.B1:nomaml_loss_list_iter_horizon_1_battery.E10" chart:data-source-has-labels="row" svg:x="0.32cm" svg:y="0.18cm" svg:width="11.18cm" svg:height="8.64cm">
          <chartooo:coordinate-region svg:x="1.629cm" svg:y="0.382cm" svg:width="9.77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B2:nomaml_loss_list_iter_horizon_1_battery.B10" chart:label-cell-address="nomaml_loss_list_iter_horizon_1_battery.B1:nomaml_loss_list_iter_horizon_1_battery.B1" chart:class="chart:line">
            <chart:data-point chart:repeated="9"/>
          </chart:series>
          <chart:series chart:style-name="ch7" chart:values-cell-range-address="nomaml_loss_list_iter_horizon_1_battery.C2:nomaml_loss_list_iter_horizon_1_battery.C10" chart:label-cell-address="nomaml_loss_list_iter_horizon_1_battery.C1:nomaml_loss_list_iter_horizon_1_battery.C1" chart:class="chart:line">
            <chart:data-point chart:repeated="9"/>
          </chart:series>
          <chart:series chart:style-name="ch8" chart:values-cell-range-address="nomaml_loss_list_iter_horizon_1_battery.D2:nomaml_loss_list_iter_horizon_1_battery.D10" chart:label-cell-address="nomaml_loss_list_iter_horizon_1_battery.D1:nomaml_loss_list_iter_horizon_1_battery.D1" chart:class="chart:line">
            <chart:data-point chart:repeated="9"/>
          </chart:series>
          <chart:series chart:style-name="ch9" chart:values-cell-range-address="nomaml_loss_list_iter_horizon_1_battery.E2:nomaml_loss_list_iter_horizon_1_battery.E10" chart:label-cell-address="nomaml_loss_list_iter_horizon_1_battery.E1:nomaml_loss_list_iter_horizon_1_battery.E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-1</text:p>
                <draw:g>
                  <svg:desc>nomaml_loss_list_iter_horizon_1_battery.B1:nomaml_loss_list_iter_horizon_1_battery.B1</svg:desc>
                </draw:g>
              </table:table-cell>
              <table:table-cell office:value-type="string">
                <text:p>MAML-HOR1</text:p>
                <draw:g>
                  <svg:desc>nomaml_loss_list_iter_horizon_1_battery.C1:nomaml_loss_list_iter_horizon_1_battery.C1</svg:desc>
                </draw:g>
              </table:table-cell>
              <table:table-cell office:value-type="string">
                <text:p>NOMAML-HOR10</text:p>
                <draw:g>
                  <svg:desc>nomaml_loss_list_iter_horizon_1_battery.D1:nomaml_loss_list_iter_horizon_1_battery.D1</svg:desc>
                </draw:g>
              </table:table-cell>
              <table:table-cell office:value-type="string">
                <text:p>MAML-HOR10</text:p>
                <draw:g>
                  <svg:desc>nomaml_loss_list_iter_horizon_1_battery.E1:nomaml_loss_list_iter_horizon_1_batter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0743717782224">
                <text:p>0.00180743717782224</text:p>
                <draw:g>
                  <svg:desc>nomaml_loss_list_iter_horizon_1_battery.B2:nomaml_loss_list_iter_horizon_1_battery.B10</svg:desc>
                </draw:g>
              </table:table-cell>
              <table:table-cell office:value-type="float" office:value="0.00352669786661863">
                <text:p>0.00352669786661863</text:p>
                <draw:g>
                  <svg:desc>nomaml_loss_list_iter_horizon_1_battery.C2:nomaml_loss_list_iter_horizon_1_battery.C10</svg:desc>
                </draw:g>
              </table:table-cell>
              <table:table-cell office:value-type="float" office:value="0.00130591996121245">
                <text:p>0.00130591996121245</text:p>
                <draw:g>
                  <svg:desc>nomaml_loss_list_iter_horizon_1_battery.D2:nomaml_loss_list_iter_horizon_1_battery.D10</svg:desc>
                </draw:g>
              </table:table-cell>
              <table:table-cell office:value-type="float" office:value="0.00280442438088357">
                <text:p>0.00280442438088357</text:p>
                <draw:g>
                  <svg:desc>nomaml_loss_list_iter_horizon_1_battery.E2:nomaml_loss_list_iter_horizon_1_battery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5634673010341">
                <text:p>0.00165634673010341</text:p>
              </table:table-cell>
              <table:table-cell office:value-type="float" office:value="0.0030781184323132">
                <text:p>0.0030781184323132</text:p>
              </table:table-cell>
              <table:table-cell office:value-type="float" office:value="0.00141461564449623">
                <text:p>0.00141461564449623</text:p>
              </table:table-cell>
              <table:table-cell office:value-type="float" office:value="0.00238614296540618">
                <text:p>0.0023861429654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6785055171766">
                <text:p>0.00146785055171766</text:p>
              </table:table-cell>
              <table:table-cell office:value-type="float" office:value="0.0026828427799046">
                <text:p>0.0026828427799046</text:p>
              </table:table-cell>
              <table:table-cell office:value-type="float" office:value="0.00124712689501664">
                <text:p>0.00124712689501664</text:p>
              </table:table-cell>
              <table:table-cell office:value-type="float" office:value="0.00205184449441731">
                <text:p>0.0020518444944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9013469786933">
                <text:p>0.00149013469786933</text:p>
              </table:table-cell>
              <table:table-cell office:value-type="float" office:value="0.00238210684619844">
                <text:p>0.00238210684619844</text:p>
              </table:table-cell>
              <table:table-cell office:value-type="float" office:value="0.00140398811763202">
                <text:p>0.00140398811763202</text:p>
              </table:table-cell>
              <table:table-cell office:value-type="float" office:value="0.00179045577533543">
                <text:p>0.00179045577533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9491913589653">
                <text:p>0.00139491913589653</text:p>
              </table:table-cell>
              <table:table-cell office:value-type="float" office:value="0.00212680222466588">
                <text:p>0.00212680222466588</text:p>
              </table:table-cell>
              <table:table-cell office:value-type="float" office:value="0.00127465124135965">
                <text:p>0.00127465124135965</text:p>
              </table:table-cell>
              <table:table-cell office:value-type="float" office:value="0.00159948947839439">
                <text:p>0.00159948947839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877423874082">
                <text:p>0.00137877423874082</text:p>
              </table:table-cell>
              <table:table-cell office:value-type="float" office:value="0.00196673395112157">
                <text:p>0.00196673395112157</text:p>
              </table:table-cell>
              <table:table-cell office:value-type="float" office:value="0.00145032835156444">
                <text:p>0.00145032835156444</text:p>
              </table:table-cell>
              <table:table-cell office:value-type="float" office:value="0.0015049057547003">
                <text:p>0.0015049057547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5283637977338">
                <text:p>0.00135283637977338</text:p>
              </table:table-cell>
              <table:table-cell office:value-type="float" office:value="0.00182117708027363">
                <text:p>0.00182117708027363</text:p>
              </table:table-cell>
              <table:table-cell office:value-type="float" office:value="0.00127633607220598">
                <text:p>0.00127633607220598</text:p>
              </table:table-cell>
              <table:table-cell office:value-type="float" office:value="0.00142257986590266">
                <text:p>0.0014225798659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1161467912057">
                <text:p>0.00141161467912057</text:p>
              </table:table-cell>
              <table:table-cell office:value-type="float" office:value="0.0017311432166025">
                <text:p>0.0017311432166025</text:p>
              </table:table-cell>
              <table:table-cell office:value-type="float" office:value="0.00140477225486006">
                <text:p>0.00140477225486006</text:p>
              </table:table-cell>
              <table:table-cell office:value-type="float" office:value="0.00136475323233753">
                <text:p>0.00136475323233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9000760250115">
                <text:p>0.00139000760250115</text:p>
              </table:table-cell>
              <table:table-cell office:value-type="float" office:value="0.001644556527026">
                <text:p>0.001644556527026</text:p>
              </table:table-cell>
              <table:table-cell office:value-type="float" office:value="0.00125517798888007">
                <text:p>0.00125517798888007</text:p>
              </table:table-cell>
              <table:table-cell office:value-type="float" office:value="0.00133043189998716">
                <text:p>0.00133043189998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06cm" svg:y="3.442cm" style:legend-expansion="high" chart:style-name="ch2"/>
        <chart:plot-area chart:style-name="ch3" table:cell-range-address="nomaml_loss_list_iter_horizon_1_battery.F1:nomaml_loss_list_iter_horizon_1_battery.H12 nomaml_loss_list_iter_horizon_1_battery.L1:nomaml_loss_list_iter_horizon_1_battery.L12" chart:data-source-has-labels="row" svg:x="0.32cm" svg:y="0.18cm" svg:width="10.566cm" svg:height="8.64cm">
          <chartooo:coordinate-region svg:x="1.629cm" svg:y="0.382cm" svg:width="9.06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F2:nomaml_loss_list_iter_horizon_1_battery.F12" chart:label-cell-address="nomaml_loss_list_iter_horizon_1_battery.F1:nomaml_loss_list_iter_horizon_1_battery.F1" chart:class="chart:line">
            <chart:data-point chart:repeated="11"/>
          </chart:series>
          <chart:series chart:style-name="ch7" chart:values-cell-range-address="nomaml_loss_list_iter_horizon_1_battery.G2:nomaml_loss_list_iter_horizon_1_battery.G12" chart:label-cell-address="nomaml_loss_list_iter_horizon_1_battery.G1:nomaml_loss_list_iter_horizon_1_battery.G1" chart:class="chart:line">
            <chart:data-point chart:repeated="11"/>
          </chart:series>
          <chart:series chart:style-name="ch8" chart:values-cell-range-address="nomaml_loss_list_iter_horizon_1_battery.H2:nomaml_loss_list_iter_horizon_1_battery.H12" chart:label-cell-address="nomaml_loss_list_iter_horizon_1_battery.H1:nomaml_loss_list_iter_horizon_1_battery.H1" chart:class="chart:line">
            <chart:data-point chart:repeated="11"/>
          </chart:series>
          <chart:series chart:style-name="ch9" chart:values-cell-range-address="nomaml_loss_list_iter_horizon_1_battery.L2:nomaml_loss_list_iter_horizon_1_battery.L12" chart:label-cell-address="nomaml_loss_list_iter_horizon_1_battery.L1:nomaml_loss_list_iter_horizon_1_battery.L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MAML-H10</text:p>
                <draw:g>
                  <svg:desc>nomaml_loss_list_iter_horizon_1_battery.F1:nomaml_loss_list_iter_horizon_1_battery.F1</svg:desc>
                </draw:g>
              </table:table-cell>
              <table:table-cell office:value-type="string">
                <text:p>Test-MAML-H10</text:p>
                <draw:g>
                  <svg:desc>nomaml_loss_list_iter_horizon_1_battery.G1:nomaml_loss_list_iter_horizon_1_battery.G1</svg:desc>
                </draw:g>
              </table:table-cell>
              <table:table-cell office:value-type="string">
                <text:p>Validation-MAML-H10</text:p>
                <draw:g>
                  <svg:desc>nomaml_loss_list_iter_horizon_1_battery.H1:nomaml_loss_list_iter_horizon_1_battery.H1</svg:desc>
                </draw:g>
              </table:table-cell>
              <table:table-cell office:value-type="string">
                <text:p>NOMAML-HOR10</text:p>
                <draw:g>
                  <svg:desc>nomaml_loss_list_iter_horizon_1_battery.L1:nomaml_loss_list_iter_horizon_1_batter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9320107549429">
                <text:p>0.00289320107549429</text:p>
                <draw:g>
                  <svg:desc>nomaml_loss_list_iter_horizon_1_battery.F2:nomaml_loss_list_iter_horizon_1_battery.F12</svg:desc>
                </draw:g>
              </table:table-cell>
              <table:table-cell office:value-type="float" office:value="0.0019294653320685">
                <text:p>0.0019294653320685</text:p>
                <draw:g>
                  <svg:desc>nomaml_loss_list_iter_horizon_1_battery.G2:nomaml_loss_list_iter_horizon_1_battery.G12</svg:desc>
                </draw:g>
              </table:table-cell>
              <table:table-cell office:value-type="float" office:value="0.00217919307760894">
                <text:p>0.00217919307760894</text:p>
                <draw:g>
                  <svg:desc>nomaml_loss_list_iter_horizon_1_battery.H2:nomaml_loss_list_iter_horizon_1_battery.H12</svg:desc>
                </draw:g>
              </table:table-cell>
              <table:table-cell office:value-type="float" office:value="0.00216996">
                <text:p>0.00216996</text:p>
                <draw:g>
                  <svg:desc>nomaml_loss_list_iter_horizon_1_battery.L2:nomaml_loss_list_iter_horizon_1_battery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4535581916571">
                <text:p>0.00254535581916571</text:p>
              </table:table-cell>
              <table:table-cell office:value-type="float" office:value="0.00162890483625233">
                <text:p>0.00162890483625233</text:p>
              </table:table-cell>
              <table:table-cell office:value-type="float" office:value="0.00189659639727324">
                <text:p>0.00189659639727324</text:p>
              </table:table-cell>
              <table:table-cell office:value-type="float" office:value="0.00192714593798341">
                <text:p>0.00192714593798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3181745968759">
                <text:p>0.00223181745968759</text:p>
              </table:table-cell>
              <table:table-cell office:value-type="float" office:value="0.00141354696825147">
                <text:p>0.00141354696825147</text:p>
              </table:table-cell>
              <table:table-cell office:value-type="float" office:value="0.00167265965137631">
                <text:p>0.00167265965137631</text:p>
              </table:table-cell>
              <table:table-cell office:value-type="float" office:value="0.00176580900950555">
                <text:p>0.00176580900950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97501503862441">
                <text:p>0.00197501503862441</text:p>
              </table:table-cell>
              <table:table-cell office:value-type="float" office:value="0.0012558433227241">
                <text:p>0.0012558433227241</text:p>
              </table:table-cell>
              <table:table-cell office:value-type="float" office:value="0.00151076959446073">
                <text:p>0.00151076959446073</text:p>
              </table:table-cell>
              <table:table-cell office:value-type="float" office:value="0.00162654106679838">
                <text:p>0.00162654106679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6136253867298">
                <text:p>0.00176136253867298</text:p>
              </table:table-cell>
              <table:table-cell office:value-type="float" office:value="0.00114980770740658">
                <text:p>0.00114980770740658</text:p>
              </table:table-cell>
              <table:table-cell office:value-type="float" office:value="0.00142823217902333">
                <text:p>0.00142823217902333</text:p>
              </table:table-cell>
              <table:table-cell office:value-type="float" office:value="0.00150554111972637">
                <text:p>0.00150554111972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2065902259201">
                <text:p>0.00162065902259201</text:p>
              </table:table-cell>
              <table:table-cell office:value-type="float" office:value="0.00107612402644008">
                <text:p>0.00107612402644008</text:p>
              </table:table-cell>
              <table:table-cell office:value-type="float" office:value="0.001345299417153">
                <text:p>0.001345299417153</text:p>
              </table:table-cell>
              <table:table-cell office:value-type="float" office:value="0.00140006172133577">
                <text:p>0.00140006172133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7871975786984">
                <text:p>0.00147871975786984</text:p>
              </table:table-cell>
              <table:table-cell office:value-type="float" office:value="0.00101487594656646">
                <text:p>0.00101487594656646</text:p>
              </table:table-cell>
              <table:table-cell office:value-type="float" office:value="0.00132171250879765">
                <text:p>0.00132171250879765</text:p>
              </table:table-cell>
              <table:table-cell office:value-type="float" office:value="0.00131954933455377">
                <text:p>0.00131954933455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749347999692">
                <text:p>0.0013749347999692</text:p>
              </table:table-cell>
              <table:table-cell office:value-type="float" office:value="0.00101070059463382">
                <text:p>0.00101070059463382</text:p>
              </table:table-cell>
              <table:table-cell office:value-type="float" office:value="0.00127237418200821">
                <text:p>0.00127237418200821</text:p>
              </table:table-cell>
              <table:table-cell office:value-type="float" office:value="0.00125230748350039">
                <text:p>0.0012523074835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5482201110572">
                <text:p>0.00125482201110572</text:p>
              </table:table-cell>
              <table:table-cell office:value-type="float" office:value="0.000985359656624496">
                <text:p>0.000985359656624496</text:p>
              </table:table-cell>
              <table:table-cell office:value-type="float" office:value="0.00127085146959871">
                <text:p>0.00127085146959871</text:p>
              </table:table-cell>
              <table:table-cell office:value-type="float" office:value="0.00119843318161463">
                <text:p>0.00119843318161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7492501158267">
                <text:p>0.00117492501158267</text:p>
              </table:table-cell>
              <table:table-cell office:value-type="float" office:value="0.00098801136482507">
                <text:p>0.00098801136482507</text:p>
              </table:table-cell>
              <table:table-cell office:value-type="float" office:value="0.00123316922690719">
                <text:p>0.00123316922690719</text:p>
              </table:table-cell>
              <table:table-cell office:value-type="float" office:value="0.00115242953092712">
                <text:p>0.00115242953092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9776400495321">
                <text:p>0.00109776400495321</text:p>
              </table:table-cell>
              <table:table-cell office:value-type="float" office:value="0.000970133987721056">
                <text:p>0.000970133987721056</text:p>
              </table:table-cell>
              <table:table-cell office:value-type="float" office:value="0.00124859472271055">
                <text:p>0.00124859472271055</text:p>
              </table:table-cell>
              <table:table-cell office:value-type="float" office:value="0.00111719381021295">
                <text:p>0.00111719381021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96cm" svg:y="3.442cm" style:legend-expansion="high" chart:style-name="ch2"/>
        <chart:plot-area chart:style-name="ch3" table:cell-range-address="nomaml_loss_list_iter_horizon_1_battery.I1:nomaml_loss_list_iter_horizon_1_battery.K12 nomaml_loss_list_iter_horizon_1_battery.M1:nomaml_loss_list_iter_horizon_1_battery.M12" chart:data-source-has-labels="row" svg:x="0.32cm" svg:y="0.18cm" svg:width="10.756cm" svg:height="8.64cm">
          <chartooo:coordinate-region svg:x="1.629cm" svg:y="0.382cm" svg:width="9.25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I2:nomaml_loss_list_iter_horizon_1_battery.I12" chart:label-cell-address="nomaml_loss_list_iter_horizon_1_battery.I1:nomaml_loss_list_iter_horizon_1_battery.I1" chart:class="chart:line">
            <chart:data-point chart:repeated="11"/>
          </chart:series>
          <chart:series chart:style-name="ch7" chart:values-cell-range-address="nomaml_loss_list_iter_horizon_1_battery.J2:nomaml_loss_list_iter_horizon_1_battery.J12" chart:label-cell-address="nomaml_loss_list_iter_horizon_1_battery.J1:nomaml_loss_list_iter_horizon_1_battery.J1" chart:class="chart:line">
            <chart:data-point chart:repeated="11"/>
          </chart:series>
          <chart:series chart:style-name="ch8" chart:values-cell-range-address="nomaml_loss_list_iter_horizon_1_battery.K2:nomaml_loss_list_iter_horizon_1_battery.K12" chart:label-cell-address="nomaml_loss_list_iter_horizon_1_battery.K1:nomaml_loss_list_iter_horizon_1_battery.K1" chart:class="chart:line">
            <chart:data-point chart:repeated="11"/>
          </chart:series>
          <chart:series chart:style-name="ch9" chart:values-cell-range-address="nomaml_loss_list_iter_horizon_1_battery.M2:nomaml_loss_list_iter_horizon_1_battery.M12" chart:label-cell-address="nomaml_loss_list_iter_horizon_1_battery.M1:nomaml_loss_list_iter_horizon_1_battery.M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MAML-H1</text:p>
                <draw:g>
                  <svg:desc>nomaml_loss_list_iter_horizon_1_battery.I1:nomaml_loss_list_iter_horizon_1_battery.I1</svg:desc>
                </draw:g>
              </table:table-cell>
              <table:table-cell office:value-type="string">
                <text:p>Test-MAML-H1</text:p>
                <draw:g>
                  <svg:desc>nomaml_loss_list_iter_horizon_1_battery.J1:nomaml_loss_list_iter_horizon_1_battery.J1</svg:desc>
                </draw:g>
              </table:table-cell>
              <table:table-cell office:value-type="string">
                <text:p>Validation-MAML-H1</text:p>
                <draw:g>
                  <svg:desc>nomaml_loss_list_iter_horizon_1_battery.K1:nomaml_loss_list_iter_horizon_1_battery.K1</svg:desc>
                </draw:g>
              </table:table-cell>
              <table:table-cell office:value-type="string">
                <text:p>NOMAML-HOR1</text:p>
                <draw:g>
                  <svg:desc>nomaml_loss_list_iter_horizon_1_battery.M1:nomaml_loss_list_iter_horizon_1_batter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8006426095962">
                <text:p>0.00318006426095962</text:p>
                <draw:g>
                  <svg:desc>nomaml_loss_list_iter_horizon_1_battery.I2:nomaml_loss_list_iter_horizon_1_battery.I12</svg:desc>
                </draw:g>
              </table:table-cell>
              <table:table-cell office:value-type="float" office:value="0.00270957057364285">
                <text:p>0.00270957057364285</text:p>
                <draw:g>
                  <svg:desc>nomaml_loss_list_iter_horizon_1_battery.J2:nomaml_loss_list_iter_horizon_1_battery.J12</svg:desc>
                </draw:g>
              </table:table-cell>
              <table:table-cell office:value-type="float" office:value="0.00184594199527055">
                <text:p>0.00184594199527055</text:p>
                <draw:g>
                  <svg:desc>nomaml_loss_list_iter_horizon_1_battery.K2:nomaml_loss_list_iter_horizon_1_battery.K12</svg:desc>
                </draw:g>
              </table:table-cell>
              <table:table-cell office:value-type="float" office:value="0.00275099">
                <text:p>0.00275099</text:p>
                <draw:g>
                  <svg:desc>nomaml_loss_list_iter_horizon_1_battery.M2:nomaml_loss_list_iter_horizon_1_battery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286076642573">
                <text:p>0.00281286076642573</text:p>
              </table:table-cell>
              <table:table-cell office:value-type="float" office:value="0.00236547901295126">
                <text:p>0.00236547901295126</text:p>
              </table:table-cell>
              <table:table-cell office:value-type="float" office:value="0.00154923857189715">
                <text:p>0.00154923857189715</text:p>
              </table:table-cell>
              <table:table-cell office:value-type="float" office:value="0.00263353296635084">
                <text:p>0.00263353296635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8800427652895">
                <text:p>0.00248800427652895</text:p>
              </table:table-cell>
              <table:table-cell office:value-type="float" office:value="0.00209449580870569">
                <text:p>0.00209449580870569</text:p>
              </table:table-cell>
              <table:table-cell office:value-type="float" office:value="0.00129944738000631">
                <text:p>0.00129944738000631</text:p>
              </table:table-cell>
              <table:table-cell office:value-type="float" office:value="0.00251647209717132">
                <text:p>0.00251647209717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3011756315827">
                <text:p>0.00223011756315827</text:p>
              </table:table-cell>
              <table:table-cell office:value-type="float" office:value="0.00189010158646852">
                <text:p>0.00189010158646852</text:p>
              </table:table-cell>
              <table:table-cell office:value-type="float" office:value="0.00113202619832009">
                <text:p>0.00113202619832009</text:p>
              </table:table-cell>
              <table:table-cell office:value-type="float" office:value="0.00235164910494253">
                <text:p>0.00235164910494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0845394283533">
                <text:p>0.00200845394283533</text:p>
              </table:table-cell>
              <table:table-cell office:value-type="float" office:value="0.00175175408367068">
                <text:p>0.00175175408367068</text:p>
              </table:table-cell>
              <table:table-cell office:value-type="float" office:value="0.00103703700006008">
                <text:p>0.00103703700006008</text:p>
              </table:table-cell>
              <table:table-cell office:value-type="float" office:value="0.00219940503064422">
                <text:p>0.00219940503064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6883879359812">
                <text:p>0.00186883879359812</text:p>
              </table:table-cell>
              <table:table-cell office:value-type="float" office:value="0.00164990883786231">
                <text:p>0.00164990883786231</text:p>
              </table:table-cell>
              <table:table-cell office:value-type="float" office:value="0.000937645090743899">
                <text:p>0.000937645090743899</text:p>
              </table:table-cell>
              <table:table-cell office:value-type="float" office:value="0.00207977056285088">
                <text:p>0.0020797705628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1443342696875">
                <text:p>0.00171443342696875</text:p>
              </table:table-cell>
              <table:table-cell office:value-type="float" office:value="0.00156768050510436">
                <text:p>0.00156768050510436</text:p>
              </table:table-cell>
              <table:table-cell office:value-type="float" office:value="0.000907913665287196">
                <text:p>0.000907913665287196</text:p>
              </table:table-cell>
              <table:table-cell office:value-type="float" office:value="0.00197084761027202">
                <text:p>0.00197084761027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0346797201782">
                <text:p>0.00160346797201782</text:p>
              </table:table-cell>
              <table:table-cell office:value-type="float" office:value="0.00152728625107557">
                <text:p>0.00152728625107557</text:p>
              </table:table-cell>
              <table:table-cell office:value-type="float" office:value="0.000846242590341717">
                <text:p>0.000846242590341717</text:p>
              </table:table-cell>
              <table:table-cell office:value-type="float" office:value="0.00187880989222536">
                <text:p>0.00187880989222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715622395277">
                <text:p>0.00146715622395277</text:p>
              </table:table-cell>
              <table:table-cell office:value-type="float" office:value="0.0014824194367975">
                <text:p>0.0014824194367975</text:p>
              </table:table-cell>
              <table:table-cell office:value-type="float" office:value="0.000845304573886097">
                <text:p>0.000845304573886097</text:p>
              </table:table-cell>
              <table:table-cell office:value-type="float" office:value="0.00179928513928055">
                <text:p>0.00179928513928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6848841793835">
                <text:p>0.00136848841793835</text:p>
              </table:table-cell>
              <table:table-cell office:value-type="float" office:value="0.00146279425825924">
                <text:p>0.00146279425825924</text:p>
              </table:table-cell>
              <table:table-cell office:value-type="float" office:value="0.00080336257815361">
                <text:p>0.00080336257815361</text:p>
              </table:table-cell>
              <table:table-cell office:value-type="float" office:value="0.00172667036387044">
                <text:p>0.00172667036387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6959895715117">
                <text:p>0.00126959895715117</text:p>
              </table:table-cell>
              <table:table-cell office:value-type="float" office:value="0.00142930133733898">
                <text:p>0.00142930133733898</text:p>
              </table:table-cell>
              <table:table-cell office:value-type="float" office:value="0.000822733738459647">
                <text:p>0.000822733738459647</text:p>
              </table:table-cell>
              <table:table-cell office:value-type="float" office:value="0.00166927765330376">
                <text:p>0.00166927765330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line" chart:style-name="ch1">
        <chart:legend chart:legend-position="end" svg:x="12.014cm" svg:y="3.94cm" style:legend-expansion="high" chart:style-name="ch2"/>
        <chart:plot-area chart:style-name="ch3" table:cell-range-address="nomaml_loss_list_iter_horizon_1_battery.M1:nomaml_loss_list_iter_horizon_1_battery.N12" chart:data-source-has-labels="row" svg:x="0.32cm" svg:y="0.179cm" svg:width="11.374cm" svg:height="8.631cm">
          <chartooo:coordinate-region svg:x="1.629cm" svg:y="0.381cm" svg:width="9.873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M2:nomaml_loss_list_iter_horizon_1_battery.M12" chart:label-cell-address="nomaml_loss_list_iter_horizon_1_battery.M1:nomaml_loss_list_iter_horizon_1_battery.M1" chart:class="chart:line">
            <chart:data-point chart:repeated="11"/>
          </chart:series>
          <chart:series chart:style-name="ch7" chart:values-cell-range-address="nomaml_loss_list_iter_horizon_1_battery.N2:nomaml_loss_list_iter_horizon_1_battery.N12" chart:label-cell-address="nomaml_loss_list_iter_horizon_1_battery.N1:nomaml_loss_list_iter_horizon_1_battery.N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1</text:p>
                <draw:g>
                  <svg:desc>nomaml_loss_list_iter_horizon_1_battery.M1:nomaml_loss_list_iter_horizon_1_battery.M1</svg:desc>
                </draw:g>
              </table:table-cell>
              <table:table-cell office:value-type="string">
                <text:p>Test-MAML-H1</text:p>
                <draw:g>
                  <svg:desc>nomaml_loss_list_iter_horizon_1_battery.N1:nomaml_loss_list_iter_horizon_1_batte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099">
                <text:p>0.00275099</text:p>
                <draw:g>
                  <svg:desc>nomaml_loss_list_iter_horizon_1_battery.M2:nomaml_loss_list_iter_horizon_1_battery.M12</svg:desc>
                </draw:g>
              </table:table-cell>
              <table:table-cell office:value-type="float" office:value="0.00270957057364285">
                <text:p>0.00270957057364285</text:p>
                <draw:g>
                  <svg:desc>nomaml_loss_list_iter_horizon_1_battery.N2:nomaml_loss_list_iter_horizon_1_battery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3353296635084">
                <text:p>0.00263353296635084</text:p>
              </table:table-cell>
              <table:table-cell office:value-type="float" office:value="0.00236547901295126">
                <text:p>0.00236547901295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1647209717132">
                <text:p>0.00251647209717132</text:p>
              </table:table-cell>
              <table:table-cell office:value-type="float" office:value="0.00209449580870569">
                <text:p>0.00209449580870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5164910494253">
                <text:p>0.00235164910494253</text:p>
              </table:table-cell>
              <table:table-cell office:value-type="float" office:value="0.00189010158646852">
                <text:p>0.0018901015864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19940503064422">
                <text:p>0.00219940503064422</text:p>
              </table:table-cell>
              <table:table-cell office:value-type="float" office:value="0.00175175408367068">
                <text:p>0.00175175408367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07977056285088">
                <text:p>0.00207977056285088</text:p>
              </table:table-cell>
              <table:table-cell office:value-type="float" office:value="0.00164990883786231">
                <text:p>0.00164990883786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7084761027202">
                <text:p>0.00197084761027202</text:p>
              </table:table-cell>
              <table:table-cell office:value-type="float" office:value="0.00156768050510436">
                <text:p>0.0015676805051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87880989222536">
                <text:p>0.00187880989222536</text:p>
              </table:table-cell>
              <table:table-cell office:value-type="float" office:value="0.00152728625107557">
                <text:p>0.00152728625107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9928513928055">
                <text:p>0.00179928513928055</text:p>
              </table:table-cell>
              <table:table-cell office:value-type="float" office:value="0.0014824194367975">
                <text:p>0.0014824194367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72667036387044">
                <text:p>0.00172667036387044</text:p>
              </table:table-cell>
              <table:table-cell office:value-type="float" office:value="0.00146279425825924">
                <text:p>0.00146279425825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927765330376">
                <text:p>0.00166927765330376</text:p>
              </table:table-cell>
              <table:table-cell office:value-type="float" office:value="0.00142930133733898">
                <text:p>0.001429301337338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